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14000000217D3FA913.png" manifest:media-type="image/png"/>
  <manifest:file-entry manifest:full-path="Pictures/100000010000000D0000000DED58DC63.png" manifest:media-type="image/png"/>
  <manifest:file-entry manifest:full-path="Pictures/100000010000000D0000000DDC92BF99.png" manifest:media-type="image/png"/>
  <manifest:file-entry manifest:full-path="Pictures/1000085C0000015E0000015EBFDF6B0C.svg" manifest:media-type="image/svg+xml"/>
  <manifest:file-entry manifest:full-path="Pictures/100008D60000015E0000015E133B187C.svg" manifest:media-type="image/svg+xml"/>
  <manifest:file-entry manifest:full-path="Pictures/100000010000000D0000000D0A92A365.png" manifest:media-type="image/png"/>
  <manifest:file-entry manifest:full-path="Pictures/100006920000015E0000015E0AD69DC7.svg" manifest:media-type="image/svg+xml"/>
  <manifest:file-entry manifest:full-path="Pictures/100006FA0000015E0000015E982CCCB2.svg" manifest:media-type="image/svg+xml"/>
  <manifest:file-entry manifest:full-path="Pictures/100000010000000D0000000D56CFEA0A.png" manifest:media-type="image/png"/>
  <manifest:file-entry manifest:full-path="Pictures/100002620000021C00000370F46074CB.svg" manifest:media-type="image/svg+xml"/>
  <manifest:file-entry manifest:full-path="Pictures/10000963000000AA0000070829383C5C.svg" manifest:media-type="image/svg+xml"/>
  <manifest:file-entry manifest:full-path="Pictures/100000010000000D0000000D45D390F1.png" manifest:media-type="image/png"/>
  <manifest:file-entry manifest:full-path="Pictures/100000010000000D0000000DB044186A.png" manifest:media-type="image/png"/>
  <manifest:file-entry manifest:full-path="Pictures/100000010000000D0000000D8FE78C18.png" manifest:media-type="image/png"/>
  <manifest:file-entry manifest:full-path="Pictures/100000010000000D0000000D8C01E3A5.png" manifest:media-type="image/png"/>
  <manifest:file-entry manifest:full-path="Pictures/100005900000015E0000015EFBED45F9.svg" manifest:media-type="image/svg+xml"/>
  <manifest:file-entry manifest:full-path="Pictures/100005E00000015E0000015E1D8E163F.svg" manifest:media-type="image/svg+xml"/>
  <manifest:file-entry manifest:full-path="Pictures/100000010000000D0000000D20775947.png" manifest:media-type="image/png"/>
  <manifest:file-entry manifest:full-path="Pictures/1000000100000006000000441F5504A5.png" manifest:media-type="image/png"/>
  <manifest:file-entry manifest:full-path="Pictures/1000073F0000015E0000015E5F196483.svg" manifest:media-type="image/svg+xml"/>
  <manifest:file-entry manifest:full-path="Pictures/100000010000000D0000000D426A3C92.png" manifest:media-type="image/png"/>
  <manifest:file-entry manifest:full-path="Pictures/1000084B0000015E0000015EB9C5A748.svg" manifest:media-type="image/svg+xml"/>
  <manifest:file-entry manifest:full-path="Pictures/1000063D0000015E0000015E18BD29F9.svg" manifest:media-type="image/svg+xml"/>
  <manifest:file-entry manifest:full-path="Pictures/100007E10000015E0000015E78D1476D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349cm" svg:height="0.349cm" svg:x="1.4cm" svg:y="1.4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1cm" svg:y="1.4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1cm" svg:y="1.4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1cm" svg:y="1.4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1cm" svg:y="1.4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cm" svg:y="1.4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cm" svg:y="1.4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cm" svg:y="1.4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cm" svg:y="1.4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cm" svg:y="1.4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349cm" svg:height="0.349cm" svg:x="1.401cm" svg:y="2.0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2cm" svg:y="2.0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2cm" svg:y="2.0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2cm" svg:y="2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2cm" svg:y="2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01cm" svg:y="2.0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.001cm" svg:y="2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01cm" svg:y="2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01cm" svg:y="2.0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01cm" svg:y="2.0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349cm" svg:height="0.349cm" svg:x="1.4cm" svg:y="2.6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1cm" svg:y="2.6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1cm" svg:y="2.6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1cm" svg:y="2.6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1cm" svg:y="2.6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cm" svg:y="2.6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cm" svg:y="2.6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cm" svg:y="2.6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cm" svg:y="2.6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cm" svg:y="2.6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349cm" svg:height="0.349cm" svg:x="1.401cm" svg:y="3.2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2cm" svg:y="3.2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2cm" svg:y="3.2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2cm" svg:y="3.2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2cm" svg:y="3.2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01cm" svg:y="3.2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.001cm" svg:y="3.2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01cm" svg:y="3.2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01cm" svg:y="3.2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01cm" svg:y="3.2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349cm" svg:height="0.349cm" svg:x="1.401cm" svg:y="3.8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2cm" svg:y="3.8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2cm" svg:y="3.8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2cm" svg:y="3.8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2cm" svg:y="3.8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01cm" svg:y="3.8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.001cm" svg:y="3.8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01cm" svg:y="3.8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01cm" svg:y="3.8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01cm" svg:y="3.8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349cm" svg:height="0.349cm" svg:x="1.401cm" svg:y="4.401cm">
          <draw:image xlink:href="Pictures/1000063D0000015E0000015E18BD29F9.svg" xlink:type="simple" xlink:show="embed" xlink:actuate="onLoad" draw:mime-type="image/svg+xml">
            <text:p/>
          </draw:image>
          <draw:image xlink:href="Pictures/100000010000000D0000000D0A92A365.png" xlink:type="simple" xlink:show="embed" xlink:actuate="onLoad" draw:mime-type="image/png"/>
        </draw:frame>
        <draw:frame draw:style-name="gr1" draw:text-style-name="P1" draw:layer="layout" svg:width="0.349cm" svg:height="0.349cm" svg:x="2.002cm" svg:y="4.401cm">
          <draw:image xlink:href="Pictures/1000073F0000015E0000015E5F196483.svg" xlink:type="simple" xlink:show="embed" xlink:actuate="onLoad" draw:mime-type="image/svg+xml">
            <text:p/>
          </draw:image>
          <draw:image xlink:href="Pictures/100000010000000D0000000D8FE78C18.png" xlink:type="simple" xlink:show="embed" xlink:actuate="onLoad" draw:mime-type="image/png"/>
        </draw:frame>
        <draw:frame draw:style-name="gr1" draw:text-style-name="P1" draw:layer="layout" svg:width="0.349cm" svg:height="0.349cm" svg:x="2.602cm" svg:y="4.401cm">
          <draw:image xlink:href="Pictures/100005900000015E0000015EFBED45F9.svg" xlink:type="simple" xlink:show="embed" xlink:actuate="onLoad" draw:mime-type="image/svg+xml">
            <text:p/>
          </draw:image>
          <draw:image xlink:href="Pictures/100000010000000D0000000D56CFEA0A.png" xlink:type="simple" xlink:show="embed" xlink:actuate="onLoad" draw:mime-type="image/png"/>
        </draw:frame>
        <draw:frame draw:style-name="gr1" draw:text-style-name="P1" draw:layer="layout" svg:width="0.349cm" svg:height="0.349cm" svg:x="3.202cm" svg:y="4.4cm">
          <draw:image xlink:href="Pictures/100005E00000015E0000015E1D8E163F.svg" xlink:type="simple" xlink:show="embed" xlink:actuate="onLoad" draw:mime-type="image/svg+xml">
            <text:p/>
          </draw:image>
          <draw:image xlink:href="Pictures/100000010000000D0000000DB044186A.png" xlink:type="simple" xlink:show="embed" xlink:actuate="onLoad" draw:mime-type="image/png"/>
        </draw:frame>
        <draw:frame draw:style-name="gr1" draw:text-style-name="P1" draw:layer="layout" svg:width="0.349cm" svg:height="0.349cm" svg:x="3.802cm" svg:y="4.4cm">
          <draw:image xlink:href="Pictures/100006920000015E0000015E0AD69DC7.svg" xlink:type="simple" xlink:show="embed" xlink:actuate="onLoad" draw:mime-type="image/svg+xml">
            <text:p/>
          </draw:image>
          <draw:image xlink:href="Pictures/100000010000000D0000000D20775947.png" xlink:type="simple" xlink:show="embed" xlink:actuate="onLoad" draw:mime-type="image/png"/>
        </draw:frame>
        <draw:frame draw:style-name="gr1" draw:text-style-name="P1" draw:layer="layout" svg:width="0.349cm" svg:height="0.349cm" svg:x="4.401cm" svg:y="4.401cm">
          <draw:image xlink:href="Pictures/100007E10000015E0000015E78D1476D.svg" xlink:type="simple" xlink:show="embed" xlink:actuate="onLoad" draw:mime-type="image/svg+xml">
            <text:p/>
          </draw:image>
          <draw:image xlink:href="Pictures/100000010000000D0000000D426A3C92.png" xlink:type="simple" xlink:show="embed" xlink:actuate="onLoad" draw:mime-type="image/png"/>
        </draw:frame>
        <draw:frame draw:style-name="gr1" draw:text-style-name="P1" draw:layer="layout" svg:width="0.349cm" svg:height="0.349cm" svg:x="5.001cm" svg:y="4.4cm">
          <draw:image xlink:href="Pictures/1000085C0000015E0000015EBFDF6B0C.svg" xlink:type="simple" xlink:show="embed" xlink:actuate="onLoad" draw:mime-type="image/svg+xml">
            <text:p/>
          </draw:image>
          <draw:image xlink:href="Pictures/100000010000000D0000000D45D390F1.png" xlink:type="simple" xlink:show="embed" xlink:actuate="onLoad" draw:mime-type="image/png"/>
        </draw:frame>
        <draw:frame draw:style-name="gr1" draw:text-style-name="P1" draw:layer="layout" svg:width="0.349cm" svg:height="0.349cm" svg:x="5.601cm" svg:y="4.4cm">
          <draw:image xlink:href="Pictures/100006FA0000015E0000015E982CCCB2.svg" xlink:type="simple" xlink:show="embed" xlink:actuate="onLoad" draw:mime-type="image/svg+xml">
            <text:p/>
          </draw:image>
          <draw:image xlink:href="Pictures/100000010000000D0000000DDC92BF99.png" xlink:type="simple" xlink:show="embed" xlink:actuate="onLoad" draw:mime-type="image/png"/>
        </draw:frame>
        <draw:frame draw:style-name="gr1" draw:text-style-name="P1" draw:layer="layout" svg:width="0.349cm" svg:height="0.349cm" svg:x="6.201cm" svg:y="4.401cm">
          <draw:image xlink:href="Pictures/1000084B0000015E0000015EB9C5A748.svg" xlink:type="simple" xlink:show="embed" xlink:actuate="onLoad" draw:mime-type="image/svg+xml">
            <text:p/>
          </draw:image>
          <draw:image xlink:href="Pictures/100000010000000D0000000D8C01E3A5.png" xlink:type="simple" xlink:show="embed" xlink:actuate="onLoad" draw:mime-type="image/png"/>
        </draw:frame>
        <draw:frame draw:style-name="gr1" draw:text-style-name="P1" draw:layer="layout" svg:width="0.349cm" svg:height="0.349cm" svg:x="6.801cm" svg:y="4.401cm">
          <draw:image xlink:href="Pictures/100008D60000015E0000015E133B187C.svg" xlink:type="simple" xlink:show="embed" xlink:actuate="onLoad" draw:mime-type="image/svg+xml">
            <text:p/>
          </draw:image>
          <draw:image xlink:href="Pictures/100000010000000D0000000DED58DC63.png" xlink:type="simple" xlink:show="embed" xlink:actuate="onLoad" draw:mime-type="image/png"/>
        </draw:frame>
        <draw:frame draw:style-name="gr1" draw:text-style-name="P1" draw:layer="layout" svg:width="0.169cm" svg:height="1.799cm" svg:x="7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8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8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8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9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9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0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0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0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1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1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2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2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2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3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3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4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4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4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5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5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6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6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6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7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7.7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8.1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8.5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8.9cm" svg:y="1.4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169cm" svg:height="1.799cm" svg:x="19.3cm" svg:y="1.401cm">
          <draw:image xlink:href="Pictures/10000963000000AA0000070829383C5C.svg" xlink:type="simple" xlink:show="embed" xlink:actuate="onLoad" draw:mime-type="image/svg+xml">
            <text:p/>
          </draw:image>
          <draw:image xlink:href="Pictures/1000000100000006000000441F5504A5.png" xlink:type="simple" xlink:show="embed" xlink:actuate="onLoad" draw:mime-type="image/png"/>
        </draw:frame>
        <draw:frame draw:style-name="gr1" draw:text-style-name="P1" draw:layer="layout" svg:width="0.539cm" svg:height="0.879cm" svg:x="7.6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8.5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9.4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0.3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1.2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2.1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3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3.9cm" svg:y="3.7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4.8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5.7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6.6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7.5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8.4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  <draw:frame draw:style-name="gr1" draw:text-style-name="P1" draw:layer="layout" svg:width="0.539cm" svg:height="0.879cm" svg:x="19.3cm" svg:y="3.696cm">
          <draw:image xlink:href="Pictures/100002620000021C00000370F46074CB.svg" xlink:type="simple" xlink:show="embed" xlink:actuate="onLoad" draw:mime-type="image/svg+xml">
            <text:p/>
          </draw:image>
          <draw:image xlink:href="Pictures/1000000100000014000000217D3FA913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Graichen</meta:initial-creator>
    <meta:creation-date>2024-02-02T22:36:18.128583731</meta:creation-date>
    <meta:printed-by>Jan Graichen</meta:printed-by>
    <meta:print-date>2024-02-02T22:59:16.444145136</meta:print-date>
    <dc:date>2024-02-02T23:14:58.113732504</dc:date>
    <dc:creator>Jan Graichen</dc:creator>
    <meta:editing-duration>PT38M40S</meta:editing-duration>
    <meta:editing-cycles>1</meta:editing-cycles>
    <meta:document-statistic meta:object-count="104"/>
    <meta:generator>LibreOffice/7.6.4.1$Linux_X86_64 LibreOffice_project/60$Build-1</meta:generator>
  </office:meta>
</office:document-meta>
</file>